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break-before="page"/>
      <style:text-properties fo:font-size="14pt" fo:font-weight="bold" style:font-size-asian="14pt" style:font-weight-asian="bold" style:font-size-complex="14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list-style-name="L4">
      <style:text-properties fo:font-size="12pt" fo:font-weight="normal" style:font-size-asian="12pt" style:font-weight-asian="normal" style:font-size-complex="12pt" style:font-weight-complex="normal"/>
    </style:style>
    <style:style style:name="P12" style:family="paragraph" style:parent-style-name="Standard" style:list-style-name="L5">
      <style:text-properties fo:font-size="12pt" fo:font-weight="normal" style:font-size-asian="12pt" style:font-weight-asian="normal" style:font-size-complex="12pt" style:font-weight-complex="normal"/>
    </style:style>
    <style:style style:name="P13" style:family="paragraph" style:parent-style-name="Standard" style:list-style-name="L6">
      <style:text-properties fo:font-size="12pt" fo:font-weight="normal" style:font-size-asian="12pt" style:font-weight-asian="normal" style:font-size-complex="12pt" style:font-weight-complex="normal"/>
    </style:style>
    <style:style style:name="P14"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size="16pt" style:font-size-asian="16pt" style:font-size-complex="16pt"/>
    </style:style>
    <style:style style:name="T3" style:family="text">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print 2</text:span> -- <text:span text:style-name="T1">2 Week Duration (Ends 17th of March, 2017) 40-60 hours of work</text:span></text:p>
      <text:p text:style-name="P2"/>
      <text:p text:style-name="P3">Basic Design</text:p>
      <text:p text:style-name="P4"/>
      <text:p text:style-name="P5">The active design is an implementation of Paper Prototype 2.2, which specifies its mechanical requirements. Notions of story or aesthetics are deemed a distraction, and the technology for the prototype remains Unity.</text:p>
      <text:p text:style-name="P4"/>
      <text:p text:style-name="P3">Risk List</text:p>
      <text:p text:style-name="P3"/>
      <text:list xml:id="list6134963564334055861" text:style-name="L1">
        <text:list-item>
          <text:p text:style-name="P8">It might be tedious for designers to add new levels of complexity or define new complexity ladders.</text:p>
        </text:list-item>
        <text:list-item>
          <text:p text:style-name="P8">I might not have a working prototype by the end of the sprint.</text:p>
        </text:list-item>
        <text:list-item>
          <text:p text:style-name="P8">The coupling between UI and game logic might make both implementations brittle and susceptible to change.</text:p>
        </text:list-item>
        <text:list-item>
          <text:p text:style-name="P8">I might spend too much time over-architecting things.</text:p>
        </text:list-item>
        <text:list-item>
          <text:p text:style-name="P8">The complexity of my dependency graph might make it very difficult to reason about what's going wrong and what I need to do.</text:p>
        </text:list-item>
        <text:list-item>
          <text:p text:style-name="P8">Controlling blob movements in real-time might severely break the logic of Paper Prototype 2.2.</text:p>
        </text:list-item>
        <text:list-item>
          <text:p text:style-name="P8">Controlling blob movements in real-time might be more challenging to reason about than doing so in discrete time, since players might need to think on their feet more.</text:p>
        </text:list-item>
        <text:list-item>
          <text:p text:style-name="P8">I don't know what exactly MapNode and MapGraph should have within them.</text:p>
        </text:list-item>
        <text:list-item>
          <text:p text:style-name="P8">I don't know how tubes, highways, societies, and resource depots are going to interrelate at a programmatic level.</text:p>
        </text:list-item>
        <text:list-item>
          <text:p text:style-name="P8">I don't know the precise relationship between blob sites, societies, and map nodes.</text:p>
        </text:list-item>
        <text:list-item>
          <text:p text:style-name="P8">I don't know how construction and highway upgrading is going to function.</text:p>
        </text:list-item>
        <text:list-item>
          <text:p text:style-name="P8">Coupling between various components might make them too interdependent.</text:p>
        </text:list-item>
        <text:list-item>
          <text:p text:style-name="P8">Decoupling between various components might make the interstitial code too complex to reason about easily.</text:p>
        </text:list-item>
        <text:list-item>
          <text:p text:style-name="P8">SimulationControl and UIControl might see their size balloon out of control.</text:p>
        </text:list-item>
        <text:list-item>
          <text:p text:style-name="P8">I might need to pass map configurations through Unity's serializer, which could lead to all sorts of problems.</text:p>
        </text:list-item>
        <text:list-item>
          <text:p text:style-name="P8">I might spend so much time designing "proper" code that I fail to implement usable behaviour.</text:p>
        </text:list-item>
        <text:list-item>
          <text:p text:style-name="P8">I might need to manipulate the contents of BlobSites in the editor, and thus subject them to editor scripts and serialization.</text:p>
        </text:list-item>
      </text:list>
      <text:p text:style-name="P3"/>
      <text:p text:style-name="P3">Risk Mitigation</text:p>
      <text:p text:style-name="P3"/>
      <text:list xml:id="list5203537314520798855" text:style-name="L2">
        <text:list-item>
          <text:p text:style-name="P9">It might be tedious for designers to add new levels of complexity or define new complexity ladders.</text:p>
          <text:list>
            <text:list-item>
              <text:p text:style-name="P9">ComplexityLadders and ComplexityDefinitions should be established as either MonoBehaviours or as ScriptableObjects, so that they can be manipulated in the inspector. Ascent costs and descent timings should be defined inside of ComplexityDefinition as a field. For now, since there's only one way of getting from a given complexity to another, all ascensions to a given complexity should cost the same.</text:p>
            </text:list-item>
          </text:list>
        </text:list-item>
        <text:list-item>
          <text:p text:style-name="P9">I might not have a working prototype by the end of the sprint.</text:p>
          <text:list>
            <text:list-item>
              <text:p text:style-name="P14"><text:span text:style-name="T3">I must prioritize the completion of meaningful units of behaviour (societies, tubes, highways, etc) over the specific ways in which they are integrated, making sure to decouple </text:span><text:soft-page-break/><text:span text:style-name="T3">modules as much as I can. Only once I have working implementations for blob sites, societies, tubes, highways, and resource depots should I focus on integrating these various pieces into the behaviour I want.</text:span></text:p>
            </text:list-item>
          </text:list>
        </text:list-item>
        <text:list-item>
          <text:p text:style-name="P9">The coupling between UI and game logic might make both implementations brittle and susceptible to change.</text:p>
          <text:list>
            <text:list-item>
              <text:p text:style-name="P9">I will keep the SimulationControl and UIControl modules as the primary ways in which UI interacts with game logic and vice-versa. I'll maintain the separation between a given interface for a class and the set of data that the UI needs to know about, and maintain the separation between UI commands and the code that implements it. That way, the structure of the game code can change drastically and independently of the UI code, and vice versa.</text:p>
            </text:list-item>
          </text:list>
        </text:list-item>
        <text:list-item>
          <text:p text:style-name="P9">I might spend too much time over-architecting things.</text:p>
          <text:list>
            <text:list-item>
              <text:p text:style-name="P9">We'll start with decoupled modules that'll be thoroughly unit-tested. Then we'll figure out some (probably messy at first) paradigm for linking all of the pieces together. All major architectural decisions must be made up front, and we cannot make any major changes to the overall structure of the codebase until the next sprint. Beyond that, we must focus on the product we are delivering, not the prettiness of the code that gets us there, especially for the prototype.</text:p>
            </text:list-item>
          </text:list>
        </text:list-item>
        <text:list-item>
          <text:p text:style-name="P9">The complexity of my dependency graph might make it very difficult to reason about what's going wrong and what I need to do.</text:p>
          <text:list>
            <text:list-item>
              <text:p text:style-name="P9">Decoupling, each module must manage a single task, implement in as much isolation as possible.</text:p>
            </text:list-item>
          </text:list>
        </text:list-item>
        <text:list-item>
          <text:p text:style-name="P9">Controlling blob movements in real-time might severely break the logic of Paper Prototype 2.2.</text:p>
          <text:list>
            <text:list-item>
              <text:p text:style-name="P9">This is one of the things we're trying to test with Digital Prototype 2.2. This prototype is the risk mitigation for that concern. Building it quickly and playing with it early are paramount.</text:p>
            </text:list-item>
          </text:list>
        </text:list-item>
        <text:list-item>
          <text:p text:style-name="P9">Controlling blob movements in real-time might be more challenging to reason about than doing so in discrete time, since players might need to think on their feet more.</text:p>
          <text:list>
            <text:list-item>
              <text:p text:style-name="P9">Another thing Digital Prototype 2.2 is trying to test.</text:p>
            </text:list-item>
          </text:list>
        </text:list-item>
        <text:list-item>
          <text:p text:style-name="P9">I don't know what exactly MapNode and MapGraph should have within them.</text:p>
          <text:list>
            <text:list-item>
              <text:p text:style-name="P9">Why do we need MapNodes in the first place?</text:p>
              <text:list>
                <text:list-item>
                  <text:p text:style-name="P9">To specify places that various map features might be created.</text:p>
                </text:list-item>
              </text:list>
            </text:list-item>
            <text:list-item>
              <text:p text:style-name="P9">Does the MapNode care about the map feature upon it?</text:p>
              <text:list>
                <text:list-item>
                  <text:p text:style-name="P9">No. The MapNode only cares about its relationship to nodes and edges in its graph.</text:p>
                </text:list-item>
              </text:list>
            </text:list-item>
            <text:list-item>
              <text:p text:style-name="P9">Does the feature upon a MapNode care about the MapNode it's on?</text:p>
              <text:list>
                <text:list-item>
                  <text:p text:style-name="P9">To some degree. Since all tubes connect between MapNodes, a given feature needs to know its position to understand what tubes will be feeding it.</text:p>
                </text:list-item>
              </text:list>
            </text:list-item>
            <text:list-item>
              <text:p text:style-name="P9">But what do blob-receiving and distributing features actually care about?</text:p>
              <text:list>
                <text:list-item>
                  <text:p text:style-name="P9">Having blobs placed into them, having blobs removed from them.</text:p>
                </text:list-item>
              </text:list>
            </text:list-item>
            <text:list-item>
              <text:p text:style-name="P9">I think the only meaningful connection between a structure like a Society and a MapNode is through a given BlobSite. Thus I think it prudent to give every MapNode a BlobSite, then point Societies and ResourceDepots and whatnot at the MapNode they're on. They can then access the BlobSite through the MapNode, which will then allow the particular feature on a MapNode to change without fucking up tube connections. BlobTubes shouldn't give a damn about MapNodes, instead focusing on BlobSites.</text:p>
            </text:list-item>
            <text:list-item>
              <text:p text:style-name="P9">Map features might provide specific Alignment strategies to the BlobSites they're associated with, or blob alignment might be independent of them. That's more of a UI concern than a mechanical one.</text:p>
            </text:list-item>
          </text:list>
        </text:list-item>
        <text:list-item>
          <text:p text:style-name="P9">I don't know how tubes, highways, societies, and resource depots are going to interrelate at a programmatic level.</text:p>
          <text:list>
            <text:list-item>
              <text:p text:style-name="P9"><text:soft-page-break/>Item 8 contains some ideas on that. Highways probably need to possess tubes. Tubes need to interact with BlobSites directly. ResourceDepots do little more than change the capacities of the BlobSites they associate with. Societies should gain resources by listening to events on their BlobSites. Only the distribution of blobs into BlobHighways is complex, but the logic there is sufficiently complex that it must be managed by ConnectionCanon, or some similar task, since the only way of determining which blob goes down which tube is to check many highways. It makes sense to separate that more-global logic into its own class.</text:p>
            </text:list-item>
          </text:list>
        </text:list-item>
        <text:list-item>
          <text:p text:style-name="P9">I don't know the precise relationship between BlobSites, Societies, and MapNodes.</text:p>
          <text:list>
            <text:list-item>
              <text:p text:style-name="P9">Already addressed in mitigation 8.</text:p>
            </text:list-item>
          </text:list>
        </text:list-item>
        <text:list-item>
          <text:p text:style-name="P9">I don't know how construction and highway upgrading is going to function.</text:p>
          <text:list>
            <text:list-item>
              <text:p text:style-name="P9">It's most likely an integration issue. First, I need to get highways and BlobTubes to work at all. With the notion of BlobSites that we have now, BuildingConstruction is almost entirely an interstitial issue. Set the capacity on the underlying BlobSite, wait until that capacity is reached, and then trigger. Tube construction and upgraders will be a little different, as they need to intercept blob insertions into the tube they're trying to build/upgrade. That can most likely be tied in at the ConnectionCanon.</text:p>
            </text:list-item>
            <text:list-item>
              <text:p text:style-name="P9">The only issue is how to set the capacity of a MapNode's BlobSite. How do we switch between type-constrained and ambivalent BlobSites? What we can do is combine the two implementations. BlobSite maintains per-resource capacities as well as a global capacity. Structures set those capacities as needed. Construction and upgrade sites subscribe to the BlobSite's various events to check whether or not their completion conditions are met.</text:p>
            </text:list-item>
          </text:list>
        </text:list-item>
        <text:list-item>
          <text:p text:style-name="P9">Coupling between various components might make them too interdependent.</text:p>
          <text:list>
            <text:list-item>
              <text:p text:style-name="P9">We've already done a lot of work in the risk mitigation addressing coupling. Especially if we unit-test a lot of the modules independently, there shouldn't be a coupling problem. Our main issue up to this point has been destructive redesigns, not spaghetti code.</text:p>
            </text:list-item>
          </text:list>
        </text:list-item>
        <text:list-item>
          <text:p text:style-name="P9">Decoupling between various components might make the interstitial code too complex to reason about easily.</text:p>
          <text:list>
            <text:list-item>
              <text:p text:style-name="P9">We should be able to mitigate this risk just by making sure that each interstitial connection has a clear name and a single well-defined purpose, self-contained as much as possible, and relying on as few other interstitial modules as possible, ideally none at all.</text:p>
            </text:list-item>
          </text:list>
        </text:list-item>
        <text:list-item>
          <text:p text:style-name="P9">SimulationControl and UIControl might see their size balloon out of control.</text:p>
          <text:list>
            <text:list-item>
              <text:p text:style-name="P9">For SimulationControl, we can address this with sensible componenting as it arises, by defining strategies for addressing each individual command and making classes that address logically similar collections of these commands. We can address UIControl bloating by using Chain of Responsibility intelligently, making UIControl primarily a delegator to other places where the logic of the UI is actually carried out.</text:p>
            </text:list-item>
          </text:list>
        </text:list-item>
        <text:list-item>
          <text:p text:style-name="P9">I might need to pass map configurations through Unity's serializer, which could lead to all sorts of problems.</text:p>
          <text:list>
            <text:list-item>
              <text:p text:style-name="P9">If I define every class that might need to be serialized as either a MonoBehaviour, a ScriptableObject, or a struct containing only primitive data types, then I should be able to bypass the weaknesses of Unity's serializer. That will require avoiding dictionaries, however, which might be troublesome.</text:p>
            </text:list-item>
            <text:list-item>
              <text:p text:style-name="P9">We might need to find or create a structure that serializes and deserializes dictionaries into a format that Unity can make sense of.</text:p>
            </text:list-item>
          </text:list>
        </text:list-item>
        <text:list-item>
          <text:p text:style-name="P9">I might spend so much time designing "proper" code that I fail to implement usable behaviour.</text:p>
          <text:list>
            <text:list-item>
              <text:p text:style-name="P9">This is a significant danger. I'll need to keep in mind that I'm building this code for a reason. I think reducing it to more manageable chunks will help keep me on track. And enforcing a no-rearchitecting rule will keep me from senselessly clobbering over existing work. Spotless code is not necessary here.</text:p>
            </text:list-item>
          </text:list>
        </text:list-item>
        <text:list-item>
          <text:p text:style-name="P9"><text:soft-page-break/>I might need to manipulate the contents of BlobSites in the editor, and thus subject them to editor scripts and serialization.</text:p>
          <text:list>
            <text:list-item>
              <text:p text:style-name="P9">I can manage that by making the BlobSites MonoBehaviours (which they'll probably already need to have ConnectionPoints for the various connecting BlobHighways) and then serializing their contents. I might consider making BlobPiles serializable in this way, or I might simply remove the notion of BlobPiles and incorporate much of their code into BlobSites. If BlobTubes are holding onto their contents sensibly, I might not need reservation code anymore, and instead let ResourceBlobs that are inappropriate for a given BlobSite sit in the tube, or be destroyed, or whatnot. We'll see about simplifying it.</text:p>
            </text:list-item>
            <text:list-item>
              <text:p text:style-name="P9">I might also be able to use int casting of the ResourceType enum to simulation Dictionary&lt;ResourceType, X&gt; by simply indexing into a List&lt;X&gt; with the int value of the desired ResourceType.</text:p>
            </text:list-item>
          </text:list>
        </text:list-item>
      </text:list>
      <text:p text:style-name="P6">Sprint Backlog</text:p>
      <text:p text:style-name="P1"/>
      <text:p text:style-name="P4">To Do [Estimated 17 1/2 hours of work remaining]</text:p>
      <text:p text:style-name="P4"/>
      <text:list xml:id="list5861557485320182975" text:style-name="L3">
        <text:list-item>
          <text:p text:style-name="P10">Greenlight the BlobDistributor unit tests (2 hours).</text:p>
        </text:list-item>
        <text:list-item>
          <text:p text:style-name="P10">Add unit-tested confirmation to the behaviour of BlobHighway endpoint-based content collections (1 hour).</text:p>
        </text:list-item>
        <text:list-item>
          <text:p text:style-name="P10">Fill in the ResourceDepotFactory unit tests (30 minutes).</text:p>
        </text:list-item>
        <text:list-item>
          <text:p text:style-name="P10">Figure out how to properly create ConstructionZones in the editor (3 hours).</text:p>
        </text:list-item>
        <text:list-item>
          <text:p text:style-name="P10">Figure out how to properly create Highways in the editor (3 hours).</text:p>
        </text:list-item>
        <text:list-item>
          <text:p text:style-name="P10">Figure out how to properly create ResourceDepots in the editor (3 hours).</text:p>
        </text:list-item>
      </text:list>
      <text:p text:style-name="P4"/>
      <text:p text:style-name="P4">In Progress</text:p>
      <text:p text:style-name="P4"/>
      <text:list xml:id="list5585204091884914346" text:style-name="L4">
        <text:list-item>
          <text:p text:style-name="P11">Construct the interface for BlobDistributor, and a set of tests that prove its implementation (2 hours).</text:p>
        </text:list-item>
        <text:list-item>
          <text:p text:style-name="P11">Create and debug the full integration until it's in working order (3 hours).</text:p>
        </text:list-item>
      </text:list>
      <text:p text:style-name="P4"/>
      <text:p text:style-name="P4">Completed</text:p>
      <text:p text:style-name="P4"/>
      <text:list xml:id="list5128509285828678966" text:style-name="L5">
        <text:list-item>
          <text:p text:style-name="P12">Separate components into sensible namespaces to more easily enforce decoupling (1 hour).</text:p>
          <text:list>
            <text:list-item>
              <text:p text:style-name="P12">Took ~ 1 hour to complete, though the boundaries for the task were fuzzy and the decision to call it complete was somewhat arbitrary.</text:p>
            </text:list-item>
          </text:list>
        </text:list-item>
        <text:list-item>
          <text:p text:style-name="P12">Modify the interface for BlobSite to handle its new needs (1 hour).</text:p>
          <text:list>
            <text:list-item>
              <text:p text:style-name="P12">Took 1 1/2 hours, but involved the performance of a lot of other nonspecific tasks in order to enable compilation.</text:p>
            </text:list-item>
          </text:list>
        </text:list-item>
        <text:list-item>
          <text:p text:style-name="P12">Build unit tests that prove a BlobSite implementation (3 hours).</text:p>
          <text:list>
            <text:list-item>
              <text:p text:style-name="P12">Took 3 1/2 hours.</text:p>
            </text:list-item>
          </text:list>
        </text:list-item>
        <text:list-item>
          <text:p text:style-name="P12">Greenlight the BlobSite unit tests (3 hours).</text:p>
          <text:list>
            <text:list-item>
              <text:p text:style-name="P12">Took 1 hour.</text:p>
            </text:list-item>
          </text:list>
        </text:list-item>
        <text:list-item>
          <text:p text:style-name="P12">Modify the MapNode module to include a factory, and provide a BlobSite for every MapNode and MapEdge (1 hour).</text:p>
          <text:list>
            <text:list-item>
              <text:p text:style-name="P12">Took 1 hour.</text:p>
            </text:list-item>
          </text:list>
        </text:list-item>
        <text:list-item>
          <text:p text:style-name="P12">Modify the SocietyBase interface to handle its new needs (1 hour).</text:p>
          <text:list>
            <text:list-item>
              <text:p text:style-name="P12">Took 30 minutes.</text:p>
            </text:list-item>
          </text:list>
        </text:list-item>
        <text:list-item>
          <text:p text:style-name="P12">Repair the Society unit tests to prove the new Society implementation (1 hour).</text:p>
          <text:list>
            <text:list-item>
              <text:p text:style-name="P12">Took 1 1/2 hours.</text:p>
            </text:list-item>
          </text:list>
        </text:list-item>
        <text:list-item>
          <text:p text:style-name="P12">Greenlight the Society unit tests (1 hour).</text:p>
          <text:list>
            <text:list-item>
              <text:p text:style-name="P12">Took 2 1/2 - 3 hours (there was a serious Pomodoro interruption and I couldn't record the time properly).</text:p>
            </text:list-item>
          </text:list>
        </text:list-item>
        <text:list-item>
          <text:p text:style-name="P12">Repair the BlobTube unit tests (1 hour).</text:p>
          <text:list>
            <text:list-item>
              <text:p text:style-name="P12">Took 30 minutes.</text:p>
            </text:list-item>
          </text:list>
        </text:list-item>
        <text:list-item>
          <text:p text:style-name="P12">Greenlight the new BlobTube unit tests (1 hour).</text:p>
          <text:list>
            <text:list-item>
              <text:p text:style-name="P12">Was completed by executing the above task; took no additional time.</text:p>
            </text:list-item>
          </text:list>
        </text:list-item>
        <text:list-item>
          <text:p text:style-name="P12">Augment the BlobTube unit tests with the requirements of BlobHighway, and then greenlight them (2 hours).</text:p>
          <text:list>
            <text:list-item>
              <text:p text:style-name="P12">Took ~ 45 minutes.</text:p>
            </text:list-item>
          </text:list>
        </text:list-item>
        <text:list-item>
          <text:p text:style-name="P12">Define the BlobHighwayBase interface and construct unit tests to prove its implementation (2 <text:soft-page-break/>hours).</text:p>
          <text:list>
            <text:list-item>
              <text:p text:style-name="P12">Took ~ 2 1/2 hours (interrupted by prerequisite tasks).</text:p>
            </text:list-item>
          </text:list>
        </text:list-item>
        <text:list-item>
          <text:p text:style-name="P12">Greenlight the BlobHighway unit tests (1 hour).</text:p>
          <text:list>
            <text:list-item>
              <text:p text:style-name="P12">Took between 1 and 1 1/2 hours.</text:p>
            </text:list-item>
          </text:list>
        </text:list-item>
        <text:list-item>
          <text:p text:style-name="P12">Define the ResourceDepotBase interface, then create unit tests to prove its implementation (1 hour).</text:p>
          <text:list>
            <text:list-item>
              <text:p text:style-name="P12">Took ~ 45 minutes.</text:p>
            </text:list-item>
          </text:list>
        </text:list-item>
        <text:list-item>
          <text:p text:style-name="P12">Greenlight the ResourceDepot unit tests (1 hour).</text:p>
          <text:list>
            <text:list-item>
              <text:p text:style-name="P12">Took ~ 25 minutes.</text:p>
            </text:list-item>
          </text:list>
        </text:list-item>
        <text:list-item>
          <text:p text:style-name="P12">Create an inspector-friendly implementation of ComplexityDefinition and ComplexityLadder. (1 hour)</text:p>
          <text:list>
            <text:list-item>
              <text:p text:style-name="P12">It was done by the time I got to it. Not sure how long it took.</text:p>
            </text:list-item>
          </text:list>
        </text:list-item>
        <text:list-item>
          <text:p text:style-name="P12">Define the ConstructionZone interface and construct unit tests to prove its implementation (2 hours).</text:p>
          <text:list>
            <text:list-item>
              <text:p text:style-name="P12">Took ~ 2 hours.</text:p>
            </text:list-item>
          </text:list>
        </text:list-item>
        <text:list-item>
          <text:p text:style-name="P12">Greenlight the ConstructionZone unit tests (1 hour).</text:p>
          <text:list>
            <text:list-item>
              <text:p text:style-name="P12">Took ~1 hour.</text:p>
            </text:list-item>
          </text:list>
        </text:list-item>
        <text:list-item>
          <text:p text:style-name="P12">Define the HighwayUpgrader interface and construct unit tests to prove its implementation (2 hours).</text:p>
          <text:list>
            <text:list-item>
              <text:p text:style-name="P12">Took 2 hours.</text:p>
            </text:list-item>
          </text:list>
        </text:list-item>
        <text:list-item>
          <text:p text:style-name="P12">Greenlight the HighwayUpgrader unit tests (2 hours).</text:p>
          <text:list>
            <text:list-item>
              <text:p text:style-name="P12">Took ~20 minutes.</text:p>
            </text:list-item>
          </text:list>
        </text:list-item>
        <text:list-item>
          <text:p text:style-name="P12">Define the needed commands within SimulationControl (1 hour).</text:p>
          <text:list>
            <text:list-item>
              <text:p text:style-name="P12">Took 30 minutes.</text:p>
            </text:list-item>
          </text:list>
        </text:list-item>
        <text:list-item>
          <text:p text:style-name="P12">Add the methods missing from the various modules that SimulationControl touches, along with their corresponding unit tests (3 hours)</text:p>
          <text:list>
            <text:list-item>
              <text:p text:style-name="P12">Took between 5 1/2 and 6 hours. There were a lot of things that needed fixing, and several suites of unit tests were missing key functionality (neither Tube nor Society even had factory implementations). Considerable unforeseen consequences.</text:p>
            </text:list-item>
          </text:list>
        </text:list-item>
        <text:list-item>
          <text:p text:style-name="P12">Create a set of integration tests that test a SimulationControl implementation (5 hours).</text:p>
          <text:list>
            <text:list-item>
              <text:p text:style-name="P12">Took ~ 5 hours, interjected by the above task (which is likely related).</text:p>
            </text:list-item>
          </text:list>
        </text:list-item>
        <text:list-item>
          <text:p text:style-name="P12">Greenlight the SimulationControl integration tests (3 hours).</text:p>
          <text:list>
            <text:list-item>
              <text:p text:style-name="P12">Took between 1 1/2 and 2 hours. Its completion produced another, smaller task.</text:p>
            </text:list-item>
          </text:list>
        </text:list-item>
        <text:list-item>
          <text:p text:style-name="P12">Build the FactoryDependency hierarchy in the inspector (1 hour).</text:p>
          <text:list>
            <text:list-item>
              <text:p text:style-name="P12">Spent about 30 minutes on. The boundaries and intents of the task weren't clear.</text:p>
            </text:list-item>
          </text:list>
        </text:list-item>
        <text:list-item>
          <text:p text:style-name="P12">Figure out how to more effectively break down the tasks remaining in the sprint backlog (30 minutes).</text:p>
          <text:list>
            <text:list-item>
              <text:p text:style-name="P12">Took ~20 minutes.</text:p>
            </text:list-item>
          </text:list>
        </text:list-item>
        <text:list-item>
          <text:p text:style-name="P12">Design a UI that allows the manipulation of Highway permissions and priorities in-game (3 hours).</text:p>
          <text:list>
            <text:list-item>
              <text:p text:style-name="P12">Took ~3 hours.</text:p>
            </text:list-item>
          </text:list>
        </text:list-item>
        <text:list-item>
          <text:p text:style-name="P12">Design a UI that allows for the construction of highways in-game (3 hours).</text:p>
          <text:list>
            <text:list-item>
              <text:p text:style-name="P12">Took ~2 1/2 hours.</text:p>
            </text:list-item>
          </text:list>
        </text:list-item>
        <text:list-item>
          <text:p text:style-name="P12">Design a UI that allows the creation of ConstructionZones in game (3 hours).</text:p>
          <text:list>
            <text:list-item>
              <text:p text:style-name="P12">Took ~1 hour 20 minutes, but does not include the faculties for destroying construction zones.</text:p>
            </text:list-item>
          </text:list>
        </text:list-item>
        <text:list-item>
          <text:p text:style-name="P12">Design a UI that allows for the destruction of ConstructionZones (2 hours).</text:p>
          <text:list>
            <text:list-item>
              <text:p text:style-name="P12">Took ~1 hour.</text:p>
            </text:list-item>
          </text:list>
        </text:list-item>
        <text:list-item>
          <text:p text:style-name="P12">Design a system that allows for the creation of various societies in the editor (3 hours).</text:p>
          <text:list>
            <text:list-item>
              <text:p text:style-name="P12"><text:soft-page-break/>Took ~ 1 1/2 hours.</text:p>
            </text:list-item>
          </text:list>
        </text:list-item>
        <text:list-item>
          <text:p text:style-name="P12">Design a UI that allows for the upgrading of Highways in the game (2 hours).</text:p>
          <text:list>
            <text:list-item>
              <text:p text:style-name="P12">Took ~ 1 1/2 hours.</text:p>
            </text:list-item>
          </text:list>
        </text:list-item>
        <text:list-item>
          <text:p text:style-name="P12">Wire all the UI-able modules to accept various EventSystem events and push them into UIControl (1 hour).</text:p>
          <text:list>
            <text:list-item>
              <text:p text:style-name="P12">Took ~45 minutes.</text:p>
            </text:list-item>
          </text:list>
        </text:list-item>
      </text:list>
      <text:p text:style-name="P4"/>
      <text:p text:style-name="P4">Abandoned</text:p>
      <text:p text:style-name="P4"/>
      <text:list xml:id="list3208297492730530561" text:style-name="L6">
        <text:list-item>
          <text:p text:style-name="P13">Repair the BlobHighway unit tests (2 hours).</text:p>
          <text:list>
            <text:list-item>
              <text:p text:style-name="P13">Declared as contextually irrelevant given that the interface, BlobHighwayBase, needs to be properly defined, and thus the unit tests need to be rewritten, not merely repair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08:17:34.66</meta:creation-date>
    <dc:date>2017-03-17T14:39:25.45</dc:date>
    <meta:editing-duration>P2DT3H49M37S</meta:editing-duration>
    <meta:editing-cycles>61</meta:editing-cycles>
    <meta:generator>OpenOffice/4.1.1$Win32 OpenOffice.org_project/411m6$Build-9775</meta:generator>
    <meta:document-statistic meta:table-count="0" meta:image-count="0" meta:object-count="0" meta:page-count="7" meta:paragraph-count="149" meta:word-count="2716" meta:character-count="16344"/>
  </office:meta>
</office:document-meta>
</file>